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1.282cm" fo:break-before="auto" style:use-optimal-row-height="true"/>
    </style:style>
    <style:style style:name="ro5" style:family="table-row">
      <style:table-row-properties style:row-height="1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891cm" fo:break-before="auto" style:use-optimal-row-height="true"/>
    </style:style>
    <style:style style:name="ro8" style:family="table-row">
      <style:table-row-properties style:row-height="2.473cm" fo:break-before="auto" style:use-optimal-row-height="true"/>
    </style:style>
    <style:style style:name="ro9" style:family="table-row">
      <style:table-row-properties style:row-height="0.665cm" fo:break-before="auto" style:use-optimal-row-height="true"/>
    </style:style>
    <style:style style:name="ro10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37">
      <style:text-properties fo:color="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8" style:family="table-cell" style:parent-style-name="Default">
      <style:text-properties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37"/>
    <style:style style:name="ce10" style:family="table-cell" style:parent-style-name="Default">
      <style:text-properties fo:color="#579d1c"/>
    </style:style>
    <style:style style:name="ce11" style:family="table-cell" style:parent-style-name="Default">
      <style:text-properties fo:color="#00cc00"/>
    </style:style>
  </office:automatic-styles>
  <office:body>
    <office:spreadsheet>
      <table:table table:name="généralités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GENERALITES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number-columns-repeated="1020"/>
        </table:table-row>
        <table:table-row table:style-name="ro1">
          <table:table-cell office:value-type="string">
            <text:p>CLIMAT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empérature</text:p>
          </table:table-cell>
          <table:table-cell office:value-type="string">
            <text:p>20 °C</text:p>
          </table:table-cell>
          <table:table-cell office:value-type="string">
            <text:p>19.5 °C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ensoleillement</text:p>
          </table:table-cell>
          <table:table-cell office:value-type="string">
            <text:p>faible (brouillard)</text:p>
          </table:table-cell>
          <table:table-cell office:value-type="string">
            <text:p>pas de nuag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ntécédents</text:p>
          </table:table-cell>
          <table:table-cell office:value-type="string">
            <text:p>fortes pluies</text:p>
          </table:table-cell>
          <table:table-cell office:value-type="string">
            <text:p>beau temps</text:p>
          </table:table-cell>
          <table:table-cell table:number-columns-repeated="1020"/>
        </table:table-row>
        <table:table-row table:style-name="ro1">
          <table:table-cell office:value-type="string">
            <text:p>MILIEU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odeur</text:p>
          </table:table-cell>
          <table:table-cell office:value-type="string">
            <text:p>vase, malaïgue</text:p>
          </table:table-cell>
          <table:table-cell office:value-type="string">
            <text:p>neutr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couleurs</text:p>
          </table:table-cell>
          <table:table-cell office:value-type="string">
            <text:p>vert</text:p>
          </table:table-cell>
          <table:table-cell office:value-type="string">
            <text:p>Marron-jaune (dominan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uge /jaune</text:p>
          </table:table-cell>
          <table:table-cell office:value-type="string">
            <text:p>rouge/vert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Eau de l'étang</text:p>
          </table:table-cell>
          <table:table-cell office:value-type="string">
            <text:p>trouble</text:p>
          </table:table-cell>
          <table:table-cell office:value-type="string">
            <text:p>limpide</text:p>
          </table:table-cell>
          <table:table-cell table:number-columns-repeated="1020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mbre" table:style-name="ta1" table:print="false">
        <table:table-column table:style-name="co1" table:number-columns-repeated="1024" table:default-cell-style-name="Default"/>
        <table:table-row table:style-name="ro1">
          <table:table-cell table:style-name="ce6" office:value-type="string" table:number-columns-spanned="4" table:number-rows-spanned="1">
            <text:p>OBSERVATIONS : NOMBRE</text:p>
          </table:table-cell>
          <table:covered-table-cell table:style-name="ce8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>
            <text:p>date</text:p>
          </table:table-cell>
          <table:table-cell table:style-name="ce7"/>
          <table:table-cell table:style-name="ce9" office:value-type="date" office:date-value="2017-10-21">
            <text:p>21/10/17</text:p>
          </table:table-cell>
          <table:table-cell table:style-name="ce9" office:value-type="date" office:date-value="2017-11-19">
            <text:p>19/11/17</text:p>
          </table:table-cell>
          <table:table-cell table:number-columns-repeated="1020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menthe religieuse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oucheron</text:p>
          </table:table-cell>
          <table:table-cell table:number-columns-repeated="2"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raigné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uêpe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ammare</text:p>
          </table:table-cell>
          <table:table-cell office:value-type="float" office:value="10">
            <text:p>10</text:p>
          </table:table-cell>
          <table:table-cell office:value-type="string">
            <text:p>/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puce de sable</text:p>
          </table:table-cell>
          <table:table-cell office:value-type="float" office:value="20">
            <text:p>20</text:p>
          </table:table-cell>
          <table:table-cell office:value-type="string">
            <text:p>/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ourmi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scargot</text:p>
          </table:table-cell>
          <table:table-cell table:number-columns-repeated="2" office:value-type="float" office:value="20">
            <text:p>2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oissons</text:p>
          </table:table-cell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invertébrés aquatiques</text:p>
          </table:table-cell>
          <table:table-cell office:value-type="float" office:value="20">
            <text:p>20</text:p>
          </table:table-cell>
          <table:table-cell office:value-type="string">
            <text:p>/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oustique tigre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umain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oiseau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ormorans</text:p>
          </table:table-cell>
          <table:table-cell table:style-name="ce10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oéland</text:p>
          </table:table-cell>
          <table:table-cell table:style-name="ce10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lamand rose</text:p>
          </table:table-cell>
          <table:table-cell table:style-name="ce10"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ige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oineau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ie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irondelle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ouette</text:p>
          </table:table-cell>
          <table:table-cell table:style-name="ce3" office:value-type="float" office:value="3">
            <text:p>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igrette garzette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grande aigre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oude</text:p>
          </table:table-cell>
          <table:table-cell table:style-name="ce10" office:value-type="float" office:value="1">
            <text:p>1</text:p>
          </table:table-cell>
          <table:table-cell office:value-type="string" table:number-columns-spanned="2" table:number-rows-spanned="5">
            <text:p>se référer <text:s/>au tableau de la répartition en fonction de la distance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string">
            <text:p>salicorne</text:p>
          </table:table-cell>
          <table:table-cell table:style-name="ce10" office:value-type="float" office:value="26">
            <text:p>26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obione</text:p>
          </table:table-cell>
          <table:table-cell table:style-name="ce10" office:value-type="float" office:value="12">
            <text:p>12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/>
          <table:table-cell office:value-type="string">
            <text:p>spergulaire marginée</text:p>
          </table:table-cell>
          <table:table-cell table:style-name="ce10" office:value-type="float" office:value="1">
            <text:p>1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/>
          <table:table-cell office:value-type="string">
            <text:p>graminées divers</text:p>
          </table:table-cell>
          <table:table-cell table:style-name="ce10" office:value-type="float" office:value="2">
            <text:p>2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RACE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sabots</text:p>
          </table:table-cell>
          <table:table-cell office:value-type="float" office:value="10">
            <text:p>10</text:p>
          </table:table-cell>
          <table:table-cell office:value-type="string" table:number-columns-spanned="1" table:number-rows-spanned="3">
            <text:p>ide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as</text:p>
          </table:table-cell>
          <table:table-cell office:value-type="float" office:value="20">
            <text:p>20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>
            <text:p>chien</text:p>
          </table:table-cell>
          <table:table-cell office:value-type="float" office:value="5">
            <text:p>5</text:p>
          </table:table-cell>
          <table:covered-table-cell/>
          <table:table-cell table:number-columns-repeated="1020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abitat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HABITAT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number-columns-repeated="1020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4">
          <table:table-cell table:style-name="Default"/>
          <table:table-cell table:style-name="Default" office:value-type="string">
            <text:p>mante religieuse</text:p>
          </table:table-cell>
          <table:table-cell table:style-name="Default"/>
          <table:table-cell office:value-type="string">
            <text:p>isolé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aignée</text:p>
          </table:table-cell>
          <table:table-cell office:value-type="string">
            <text:p>isolé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ammar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uce de sabl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fourmis</text:p>
          </table:table-cell>
          <table:table-cell office:value-type="string">
            <text:p>regroupé, organisé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scargot</text:p>
          </table:table-cell>
          <table:table-cell office:value-type="string">
            <text:p>regroupé, collé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umains</text:p>
          </table:table-cell>
          <table:table-cell table:number-columns-repeated="2" office:value-type="string">
            <text:p>regroupé</text:p>
          </table:table-cell>
          <table:table-cell table:number-columns-repeated="1020"/>
        </table:table-row>
        <table:table-row table:style-name="ro1">
          <table:table-cell office:value-type="string">
            <text:p>oiseaux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ormorans</text:p>
          </table:table-cell>
          <table:table-cell office:value-type="string">
            <text:p>regroupé</text:p>
          </table:table-cell>
          <table:table-cell office:value-type="string">
            <text:p>regroupé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oéland</text:p>
          </table:table-cell>
          <table:table-cell table:number-columns-repeated="2" office:value-type="string">
            <text:p>isolé, en vo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lamand rose</text:p>
          </table:table-cell>
          <table:table-cell table:number-columns-repeated="2" office:value-type="string">
            <text:p>regroupé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igeon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ineau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ie</text:p>
          </table:table-cell>
          <table:table-cell office:value-type="string">
            <text:p>isolé</text:p>
          </table:table-cell>
          <table:table-cell office:value-type="string">
            <text:p>isolé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irondelle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uette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igrette garzette</text:p>
          </table:table-cell>
          <table:table-cell office:value-type="string">
            <text:p>isolé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Default" office:value-type="string">
            <text:p>grande aigrette</text:p>
          </table:table-cell>
          <table:table-cell table:style-name="Default"/>
          <table:table-cell office:value-type="string">
            <text:p>isolée</text:p>
          </table:table-cell>
          <table:table-cell table:number-columns-repeated="1020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7">
          <table:table-cell/>
          <table:table-cell office:value-type="string">
            <text:p>soude</text:p>
          </table:table-cell>
          <table:table-cell office:value-type="string">
            <text:p>isolé (seulement 1 pied)</text:p>
          </table:table-cell>
          <table:table-cell office:value-type="string">
            <text:p>continu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alicorne</text:p>
          </table:table-cell>
          <table:table-cell office:value-type="string">
            <text:p>continu</text:p>
          </table:table-cell>
          <table:table-cell office:value-type="string">
            <text:p>continu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obione</text:p>
          </table:table-cell>
          <table:table-cell office:value-type="string">
            <text:p>dispersé</text:p>
          </table:table-cell>
          <table:table-cell office:value-type="string">
            <text:p>tendance isolé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pergulaire marginé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raminées divers</text:p>
          </table:table-cell>
          <table:table-cell office:value-type="string">
            <text:p>isolé</text:p>
          </table:table-cell>
          <table:table-cell table:number-columns-repeated="1021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hénologie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PHENOLOGIE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number-columns-repeated="1020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fourmis</text:p>
          </table:table-cell>
          <table:table-cell office:value-type="string">
            <text:p>active</text:p>
          </table:table-cell>
          <table:table-cell office:value-type="string">
            <text:p>absentes (sous terre)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escargot</text:p>
          </table:table-cell>
          <table:table-cell office:value-type="string">
            <text:p>agglutinés en hauteur</text:p>
          </table:table-cell>
          <table:table-cell office:value-type="string">
            <text:p>idem</text:p>
          </table:table-cell>
          <table:table-cell table:number-columns-repeated="1020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soude</text:p>
          </table:table-cell>
          <table:table-cell office:value-type="string">
            <text:p>végète</text:p>
          </table:table-cell>
          <table:table-cell office:value-type="string">
            <text:p>végète/fleur/défloraison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salicorne</text:p>
          </table:table-cell>
          <table:table-cell office:value-type="string">
            <text:p>défloraison</text:p>
          </table:table-cell>
          <table:table-cell office:value-type="string">
            <text:p>végète/sec aux extrémités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obione</text:p>
          </table:table-cell>
          <table:table-cell office:value-type="string">
            <text:p>en fleur</text:p>
          </table:table-cell>
          <table:table-cell office:value-type="string">
            <text:p>végète/fleur/défloraison</text:p>
          </table:table-cell>
          <table:table-cell table:number-columns-repeated="1020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ctivité humain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3">
          <table:table-cell table:style-name="ce1" office:value-type="string" table:number-columns-spanned="3" table:number-rows-spanned="1">
            <text:p>OBSERVATIONS : ACTIVITE HUMAIN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number-columns-repeated="1021"/>
        </table:table-row>
        <table:table-row table:style-name="ro4">
          <table:table-cell table:style-name="Default"/>
          <table:table-cell office:value-type="string">
            <text:p>présence humaine</text:p>
          </table:table-cell>
          <table:table-cell office:value-type="string" table:number-columns-spanned="1" table:number-rows-spanned="6">
            <text:p>idem avec tout de même moins de déche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ôture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>
            <text:p>trace de pas</text:p>
          </table:table-cell>
          <table:covered-table-cell/>
          <table:table-cell table:number-columns-repeated="1021"/>
        </table:table-row>
        <table:table-row table:style-name="ro5">
          <table:table-cell/>
          <table:table-cell office:value-type="string">
            <text:p>déjections canines et hippiques</text:p>
          </table:table-cell>
          <table:covered-table-cell/>
          <table:table-cell table:number-columns-repeated="1021"/>
        </table:table-row>
        <table:table-row table:style-name="ro3">
          <table:table-cell/>
          <table:table-cell office:value-type="string">
            <text:p>déchets plastiques</text:p>
          </table:table-cell>
          <table:covered-table-cell/>
          <table:table-cell table:number-columns-repeated="1021"/>
        </table:table-row>
        <table:table-row table:style-name="ro8">
          <table:table-cell/>
          <table:table-cell office:value-type="string">
            <text:p>morceaux de bois (manufacturés)</text:p>
          </table:table-cell>
          <table:covered-table-cell/>
          <table:table-cell table:number-columns-repeated="1021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ac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OBSERVATIONS : EMPREINTES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trace de pas</text:p>
          </table:table-cell>
          <table:table-cell office:value-type="string" table:number-columns-spanned="1" table:number-rows-spanned="3">
            <text:p>id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bot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>
            <text:p>chiens</text:p>
          </table:table-cell>
          <table:covered-table-cell/>
          <table:table-cell table:number-columns-repeated="1021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utr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OBSERVATIONS DIVERSES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number-columns-repeated="1021"/>
        </table:table-row>
        <table:table-row table:style-name="ro10">
          <table:table-cell/>
          <table:table-cell table:style-name="Default" office:value-type="string">
            <text:p>débris de coquillages</text:p>
          </table:table-cell>
          <table:table-cell office:value-type="string">
            <text:p>oui</text:p>
          </table:table-cell>
          <table:table-cell table:number-columns-repeated="1021"/>
        </table:table-row>
        <table:table-row table:style-name="ro9">
          <table:table-cell/>
          <table:table-cell table:style-name="Default" office:value-type="string">
            <text:p>algues</text:p>
          </table:table-cell>
          <table:table-cell office:value-type="string">
            <text:p>moins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boue</text:p>
          </table:table-cell>
          <table:table-cell office:value-type="string">
            <text:p>moins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sol racineux</text:p>
          </table:table-cell>
          <table:table-cell table:number-columns-repeated="1021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4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27/11/2017</text:date>, <text:time>19:5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0:32:01.28</meta:creation-date>
    <dc:date>2017-11-27T19:50:15.92</dc:date>
    <meta:editing-duration>PT11H41M55S</meta:editing-duration>
    <meta:editing-cycles>12</meta:editing-cycles>
    <meta:generator>OpenOffice/4.1.3$Win32 OpenOffice.org_project/413m1$Build-9783</meta:generator>
    <dc:creator>Silène Godard-Cadillac</dc:creator>
    <meta:document-statistic meta:table-count="7" meta:cell-count="227" meta:object-count="0"/>
  </office:meta>
</office:document-meta>
</file>